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0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Standard" style:list-style-name="L2">
      <style:paragraph-properties style:snap-to-layout-grid="false"/>
      <style:text-properties fo:color="#000000" officeooo:rsid="0007e29f" officeooo:paragraph-rsid="000957d6"/>
    </style:style>
    <style:style style:name="P13" style:family="paragraph" style:parent-style-name="Standard" style:list-style-name="L2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rsid="000df66f" officeooo:paragraph-rsid="000df66f" style:font-style-asian="italic" style:language-complex="ar" style:country-complex="SA" style:font-weight-complex="bold"/>
    </style:style>
    <style:style style:name="P1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7" style:family="paragraph" style:parent-style-name="Standard" style:list-style-name="L2">
      <style:paragraph-properties style:snap-to-layout-grid="false"/>
      <style:text-properties officeooo:rsid="0007e29f" officeooo:paragraph-rsid="0007e29f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ff" fo:language="en" fo:country="US" fo:font-weight="bold" style:font-weight-asian="bold" style:font-weight-complex="bold"/>
    </style:style>
    <style:style style:name="T5" style:family="text">
      <style:text-properties fo:color="#0000ff" fo:language="en" fo:country="US" fo:font-weight="bold" officeooo:rsid="000df66f" style:font-weight-asian="bold" style:font-weight-complex="bold"/>
    </style:style>
    <style:style style:name="T6" style:family="text">
      <style:text-properties fo:color="#0000ff" fo:font-weight="bold" officeooo:rsid="001bf953" style:font-weight-asian="bold" style:font-weight-complex="bold"/>
    </style:style>
    <style:style style:name="T7" style:family="text">
      <style:text-properties fo:color="#0000ff" fo:font-weight="bold" officeooo:rsid="0007e29f" style:font-weight-asian="bold" style:font-weight-complex="bold"/>
    </style:style>
    <style:style style:name="T8" style:family="text">
      <style:text-properties fo:color="#0000ff" fo:font-weight="bold" officeooo:rsid="000df66f" style:font-weight-asian="bold" style:font-weight-complex="bold"/>
    </style:style>
    <style:style style:name="T9" style:family="text">
      <style:text-properties fo:color="#0000ff" fo:font-weight="bold" officeooo:rsid="001bf953" style:font-weight-asian="bold"/>
    </style:style>
    <style:style style:name="T10" style:family="text">
      <style:text-properties fo:color="#0000ff" fo:font-weight="bold" officeooo:rsid="000df66f" style:font-weight-asian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/>
    </style:style>
    <style:style style:name="T13" style:family="text">
      <style:text-properties style:use-window-font-color="true" style:font-name="Times New Roman"/>
    </style:style>
    <style:style style:name="T14" style:family="text">
      <style:text-properties style:use-window-font-color="true" style:font-name="Times New Roman" officeooo:rsid="0007e29f"/>
    </style:style>
    <style:style style:name="T15" style:family="text">
      <style:text-properties style:use-window-font-color="true" style:font-name="Times New Roman" officeooo:rsid="000df66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7e29f" style:font-weight-asian="normal" style:font-weight-complex="normal"/>
    </style:style>
    <style:style style:name="T18" style:family="text">
      <style:text-properties fo:font-weight="normal" officeooo:rsid="001bf953" style:font-weight-asian="normal" style:font-weight-complex="normal"/>
    </style:style>
    <style:style style:name="T19" style:family="text">
      <style:text-properties fo:font-weight="normal" officeooo:rsid="000f7be7" style:font-weight-asian="normal" style:font-weight-complex="normal"/>
    </style:style>
    <style:style style:name="T20" style:family="text">
      <style:text-properties fo:font-weight="normal" officeooo:rsid="000ae268" style:font-weight-asian="normal" style:font-weight-complex="normal"/>
    </style:style>
    <style:style style:name="T21" style:family="text">
      <style:text-properties fo:font-weight="normal" officeooo:rsid="000df66f" style:font-weight-asian="normal" style:font-weight-complex="normal"/>
    </style:style>
    <style:style style:name="T22" style:family="text">
      <style:text-properties fo:font-weight="normal" officeooo:rsid="001bf953" fo:background-color="transparent" style:font-weight-asian="normal"/>
    </style:style>
    <style:style style:name="T23" style:family="text">
      <style:text-properties fo:font-weight="normal" officeooo:rsid="001cc9ae" fo:background-color="transparent" style:font-weight-asian="normal"/>
    </style:style>
    <style:style style:name="T24" style:family="text">
      <style:text-properties fo:font-weight="normal" officeooo:rsid="0007e29f" fo:background-color="transparent" style:font-weight-asian="normal"/>
    </style:style>
    <style:style style:name="T25" style:family="text">
      <style:text-properties fo:font-weight="normal" officeooo:rsid="000df66f" fo:background-color="transparent" style:font-weight-asian="normal"/>
    </style:style>
    <style:style style:name="T26" style:family="text">
      <style:text-properties officeooo:rsid="0007e29f"/>
    </style:style>
    <style:style style:name="T27" style:family="text">
      <style:text-properties officeooo:rsid="001bf953"/>
    </style:style>
    <style:style style:name="T28" style:family="text">
      <style:text-properties officeooo:rsid="000957d6"/>
    </style:style>
    <style:style style:name="T29" style:family="text">
      <style:text-properties officeooo:rsid="000ae268"/>
    </style:style>
    <style:style style:name="T30" style:family="text">
      <style:text-properties officeooo:rsid="000df6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7">Eliminar </text:span><text:span text:style-name="T21">Rol</text:span></text:p>
          </table:table-cell>
          <table:table-cell table:style-name="Tabla1.B1" office:value-type="string">
            <text:p text:style-name="P2"><text:span text:style-name="T1">Nro. de Caso de Uso:</text:span> <text:span text:style-name="T7">SGC-ADM-0</text:span><text:span text:style-name="T8">2</text:span><text:span text:style-name="T7">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2">Actor Principal:</text:span><text:span text:style-name="T11"> </text:span><text:span text:style-name="UC_5f_NormalAzul_20_Car"><text:span text:style-name="T13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2">Objetivo:</text:span><text:span text:style-name="T11"> </text:span><text:span text:style-name="UC_5f_NormalAzul_20_Car"><text:span text:style-name="T14">Eliminar un </text:span></text:span><text:span text:style-name="UC_5f_NormalAzul_20_Car"><text:span text:style-name="T15">rol</text:span></text:span><text:span text:style-name="UC_5f_NormalAzul_20_Car"><text:span text:style-name="T14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2">Pre-condiciones: </text:span><text:span text:style-name="UC_5f_NormalAzul_20_Car"><text:span text:style-name="T3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6">El rol ha sido eliminado.</text:span></text:p>
          </table:table-cell>
          <table:covered-table-cell/>
        </table:table-row>
      </table:table>
      <text:p text:style-name="P6"><text:span text:style-name="UC_5f_NormalAzul_20_Car"><text:span text:style-name="T2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8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8307424446197072713" text:style-name="L2">
              <text:list-item>
                <text:p text:style-name="P12"><text:span text:style-name="T28">D</text:span>espliega un mensaje de advertencia “¿Desea eliminar este <text:span text:style-name="T30">rol</text:span>?”. <text:span text:style-name="T29">Recibe como parámetro el rol a elimin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4436619810526" text:continue-numbering="true" text:style-name="L2">
              <text:list-item>
                <text:p text:style-name="P16"><text:span text:style-name="T28">Oprime</text:span>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list xml:id="list144437499898022" text:continue-numbering="true" text:style-name="L2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144438434813338" text:continue-numbering="true" text:style-name="L2">
              <text:list-item>
                <text:p text:style-name="P17"><text:span text:style-name="T29">D</text:span>espliega un mensaje de la eliminación exitosa del <text:span text:style-name="T30">rol</text:span>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list xml:id="list144436726327874" text:continue-numbering="true" text:style-name="L2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144437088790010" text:continue-numbering="true" text:style-name="L2">
              <text:list-item>
                <text:p text:style-name="P13"><text:span text:style-name="T29">R</text:span>edirige a <text:span text:style-name="T29">la interfaz</text:span> Administración <text:span text:style-name="T27">de Roles y Permisos (ir al Caso de Uso </text:span><text:span text:style-name="T6">SGC-ADM-0</text:span><text:span text:style-name="T8">2</text:span><text:span text:style-name="T27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9">A1. <text:span text:style-name="T29">Cancelar</text:span></text:p>
            <text:p text:style-name="P10">Si en el paso <text:span text:style-name="T28">2</text:span>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14"><text:span text:style-name="T26">4.1-Error de conexión con la base de datos. </text:span><text:span text:style-name="T19">Se redirige a</text:span><text:span text:style-name="T18"> </text:span><text:span text:style-name="T20">la interfaz</text:span><text:span text:style-name="T19"> Administración </text:span><text:span text:style-name="T18">de </text:span><text:span text:style-name="T21">Roles y Permisos </text:span><text:span text:style-name="T18">(ir al Caso de Uso </text:span><text:span text:style-name="T9">SGC-ADM-0</text:span><text:span text:style-name="T10">2</text:span><text:span text:style-name="T18">) </text:span><text:span text:style-name="T17">y </text:span><text:span text:style-name="T22">despliega un mensaje de error: “</text:span><text:span text:style-name="T23">Error en la </text:span><text:span text:style-name="T24">eliminación</text:span><text:span text:style-name="T23"> del </text:span><text:span text:style-name="T25">rol</text:span><text:span text:style-name="T23">.</text:span><text:span text:style-name="T22">”</text:span><text:span text:style-name="T18">.</text:span></text:p>
            <text:p text:style-name="P15"><text:span text:style-name="T18">4.</text:span><text:span text:style-name="T16">2-El sistema despliega un mensaje de error: “Existe una dependencia con algún proyecto o fase”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4">SGP-ADM-0</text:span><text:span text:style-name="T5">2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4H37M16S</meta:editing-duration>
    <dc:date>2014-03-16T14:44:36.516771849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5" meta:word-count="197" meta:character-count="1214" meta:non-whitespace-character-count="1042"/>
  </office:meta>
</office:document-meta>
</file>